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5.45cm" fo:min-width="11.2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579d1c" draw:fill-color="#ffff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579d1c" draw:fill-color="#009900" draw:textarea-horizontal-align="justify" draw:textarea-vertical-align="middle" draw:auto-grow-height="false" fo:min-height="0.812cm" fo:min-width="1.128cm"/>
    </style:style>
    <style:style style:name="gr6" style:family="graphic" style:parent-style-name="standard">
      <style:graphic-properties svg:stroke-color="#579d1c" draw:fill-color="#0000ff" draw:textarea-horizontal-align="justify" draw:textarea-vertical-align="middle" draw:auto-grow-height="false" fo:min-height="0.812cm" fo:min-width="1.128cm"/>
    </style:style>
    <style:style style:name="gr7" style:family="graphic" style:parent-style-name="objectwithoutfill">
      <style:graphic-properties svg:stroke-width="0.254cm" svg:stroke-color="#336600" draw:marker-start-width="0.581cm" draw:marker-end="Arrow" draw:marker-end-width="0.481cm" draw:fill="none" draw:textarea-vertical-align="middle" fo:padding-top="0.252cm" fo:padding-bottom="0.252cm" fo:padding-left="0.377cm" fo:padding-right="0.377cm"/>
    </style:style>
    <style:style style:name="gr8" style:family="graphic" style:parent-style-name="objectwithoutfill">
      <style:graphic-properties svg:stroke-width="0.254cm" svg:stroke-color="#cc0000" draw:marker-start-width="0.581cm" draw:marker-end="Arrow" draw:marker-end-width="0.481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svg:stroke-color="#579d1c" draw:fill-color="#ff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cm"/>
    </style:style>
    <style:style style:name="gr11" style:family="graphic" style:parent-style-name="objectwithoutfill">
      <style:graphic-properties svg:stroke-width="0.05cm" svg:stroke-color="#336600" draw:marker-start-width="0.275cm" draw:marker-end="Arrow" draw:marker-end-width="0.17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objectwithoutfill">
      <style:graphic-properties svg:stroke-width="0.05cm" svg:stroke-color="#cc0000" draw:marker-start-width="0.275cm" draw:marker-end="Arrow" draw:marker-end-width="0.1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3pt" fo:text-shadow="1pt 1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82cm" svg:height="11.785cm" svg:x="5.439cm" svg:y="3.2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209cm" svg:y1="9.144cm" svg:x2="5.02cm" svg:y2="9.144cm">
          <text:p/>
        </draw:line>
        <draw:line draw:style-name="gr2" draw:text-style-name="P1" draw:layer="layout" svg:x1="30.541cm" svg:y1="8.839cm" svg:x2="35.352cm" svg:y2="8.839cm">
          <text:p/>
        </draw:line>
        <draw:line draw:style-name="gr3" draw:text-style-name="P1" draw:layer="layout" svg:x1="16.734cm" svg:y1="0.203cm" svg:x2="16.734cm" svg:y2="3.048cm">
          <text:p/>
        </draw:line>
        <draw:custom-shape draw:style-name="gr4" draw:text-style-name="P1" draw:layer="layout" svg:width="1.674cm" svg:height="1.626cm" svg:x="11.92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74cm" svg:height="1.626cm" svg:x="12.132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74cm" svg:height="1.626cm" svg:x="15.688cm" svg:y="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74cm" svg:height="1.626cm" svg:x="16.106cm" svg:y="8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74cm" svg:height="1.626cm" svg:x="20.917cm" svg:y="10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811cm" svg:height="3.048cm" svg:x="24.473cm" svg:y="7.518cm">
          <text:p text:style-name="P2"><text:span text:style-name="T1">Final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811cm" svg:height="3.048cm" svg:x="5.856cm" svg:y="7.518cm">
          <text:p text:style-name="P2"><text:span text:style-name="T1">raw 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74cm" svg:height="1.626cm" svg:x="17.152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74cm" svg:height="1.626cm" svg:x="20.08cm" svg:y="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458cm" svg:y1="8.331cm" svg:x2="11.922cm" svg:y2="7.721cm">
          <text:p/>
        </draw:line>
        <draw:line draw:style-name="gr8" draw:text-style-name="P1" draw:layer="layout" svg:x1="14.014cm" svg:y1="10.363cm" svg:x2="15.897cm" svg:y2="9.753cm">
          <text:p/>
        </draw:line>
        <draw:line draw:style-name="gr7" draw:text-style-name="P1" draw:layer="layout" svg:x1="13.596cm" svg:y1="6.909cm" svg:x2="15.479cm" svg:y2="6.096cm">
          <text:p/>
        </draw:line>
        <draw:line draw:style-name="gr8" draw:text-style-name="P1" draw:layer="layout" svg:x1="17.988cm" svg:y1="9.144cm" svg:x2="19.871cm" svg:y2="8.534cm">
          <text:p/>
        </draw:line>
        <draw:line draw:style-name="gr8" draw:text-style-name="P1" draw:layer="layout" svg:x1="19.034cm" svg:y1="11.989cm" svg:x2="20.917cm" svg:y2="11.379cm">
          <text:p/>
        </draw:line>
        <draw:line draw:style-name="gr8" draw:text-style-name="P1" draw:layer="layout" svg:x1="22.59cm" svg:y1="10.769cm" svg:x2="24.263cm" svg:y2="9.753cm">
          <text:p/>
        </draw:line>
        <draw:line draw:style-name="gr8" draw:text-style-name="P1" draw:layer="layout" svg:x1="13.805cm" svg:y1="11.176cm" svg:x2="16.733cm" svg:y2="11.989cm">
          <text:p/>
        </draw:line>
        <draw:line draw:style-name="gr7" draw:text-style-name="P1" draw:layer="layout" svg:x1="17.57cm" svg:y1="6.299cm" svg:x2="20.08cm" svg:y2="7.518cm">
          <text:p/>
        </draw:line>
        <draw:line draw:style-name="gr8" draw:text-style-name="P1" draw:layer="layout" svg:x1="21.963cm" svg:y1="8.534cm" svg:x2="24.264cm" svg:y2="9.144cm">
          <text:p/>
        </draw:line>
        <draw:line draw:style-name="gr8" draw:text-style-name="P1" draw:layer="layout" svg:x1="10.667cm" svg:y1="9.347cm" svg:x2="12.131cm" svg:y2="10.16cm">
          <text:p/>
        </draw:line>
        <draw:custom-shape draw:style-name="gr9" draw:text-style-name="P1" draw:layer="layout" svg:width="0.628cm" svg:height="0.61cm" svg:x="0.609cm" svg:y="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0.959cm" svg:height="0.729cm" svg:x="1.3cm" svg:y="0.2cm">
          <draw:text-box>
            <text:p text:style-name="P3"><text:span text:style-name="T2">Temporar file or memory value</text:span></text:p>
          </draw:text-box>
        </draw:frame>
        <draw:line draw:style-name="gr11" draw:text-style-name="P1" draw:layer="layout" svg:x1="0.3cm" svg:y1="1.7cm" svg:x2="1.464cm" svg:y2="1.519cm">
          <text:p/>
        </draw:line>
        <draw:frame draw:style-name="gr12" draw:text-style-name="P4" draw:layer="layout" svg:width="11.3cm" svg:height="0.8cm" svg:x="1.3cm" svg:y="1.1cm">
          <draw:text-box>
            <text:p text:style-name="P4"><text:span text:style-name="T3">Function</text:span><text:span text:style-name="T4"> <text:s/>( output is NOT obligatory for final result )</text:span></text:p>
          </draw:text-box>
        </draw:frame>
        <draw:line draw:style-name="gr13" draw:text-style-name="P1" draw:layer="layout" svg:x1="0.418cm" svg:y1="2.438cm" svg:x2="1.464cm" svg:y2="2.235cm">
          <text:p/>
        </draw:line>
        <draw:frame draw:style-name="gr12" draw:text-style-name="P4" draw:layer="layout" svg:width="10.959cm" svg:height="0.8cm" svg:x="1.242cm" svg:y="1.8cm">
          <draw:text-box>
            <text:p text:style-name="P4"><text:span text:style-name="T3">Function</text:span><text:span text:style-name="T4"> <text:s/>( output is obligatory for final result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9-15T12:02:27.497449958</meta:creation-date>
    <dc:date>2016-09-16T03:13:44.822295957</dc:date>
    <meta:editing-duration>PT33M19S</meta:editing-duration>
    <meta:editing-cycles>6</meta:editing-cycles>
    <meta:generator>LibreOffice/4.2.8.2$Linux_X86_64 LibreOffice_project/420m0$Build-2</meta:generator>
    <meta:document-statistic meta:object-count="29"/>
  </office:meta>
</office:document-meta>
</file>